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1f1d" officeooo:paragraph-rsid="00191f1d"/>
    </style:style>
    <style:style style:name="P2" style:family="paragraph" style:parent-style-name="Standard">
      <style:paragraph-properties fo:text-align="start" style:justify-single-word="false"/>
      <style:text-properties officeooo:rsid="00191f1d" officeooo:paragraph-rsid="00191f1d"/>
    </style:style>
    <style:style style:name="P3" style:family="paragraph" style:parent-style-name="Standard">
      <style:paragraph-properties fo:text-align="center" style:justify-single-word="false"/>
      <style:text-properties officeooo:rsid="00191f1d" officeooo:paragraph-rsid="00191f1d"/>
    </style:style>
    <style:style style:name="P4" style:family="paragraph" style:parent-style-name="Standard">
      <style:paragraph-properties fo:text-align="start" style:justify-single-word="false"/>
      <style:text-properties officeooo:rsid="00191f1d" officeooo:paragraph-rsid="00191f1d"/>
    </style:style>
    <style:style style:name="P5" style:family="paragraph" style:parent-style-name="Standard">
      <style:paragraph-properties fo:text-align="start" style:justify-single-word="false"/>
      <style:text-properties officeooo:rsid="001a2cd8" officeooo:paragraph-rsid="001a2cd8"/>
    </style:style>
    <style:style style:name="P6" style:family="paragraph" style:parent-style-name="Standard">
      <style:paragraph-properties fo:text-align="center" style:justify-single-word="false"/>
      <style:text-properties officeooo:rsid="001a2cd8" officeooo:paragraph-rsid="001a2cd8"/>
    </style:style>
    <style:style style:name="P7" style:family="paragraph" style:parent-style-name="Standard">
      <style:paragraph-properties fo:text-align="start" style:justify-single-word="false" fo:break-before="page"/>
      <style:text-properties officeooo:rsid="001a2cd8" officeooo:paragraph-rsid="001a2c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MENU</text:p>
      <text:p text:style-name="P6">HTML/CSS</text:p>
      <text:p text:style-name="P1"/>
      <text:p text:style-name="P1"/>
      <text:p text:style-name="P1"/>
      <text:p text:style-name="P1"/>
      <text:p text:style-name="P1"/>
      <text:p text:style-name="P5">HTML</text:p>
      <text:p text:style-name="P1"/>
      <text:p text:style-name="P2">&lt;div class="menu"&gt;</text:p>
      <text:p text:style-name="P2">&lt;ul id="menu-deroulant"&gt;</text:p>
      <text:p text:style-name="P2"><text:tab/>&lt;li&gt;&lt;a href="#"&gt;TEAM&lt;/a&gt;</text:p>
      <text:p text:style-name="P2"><text:tab/><text:tab/>&lt;ul&gt;</text:p>
      <text:p text:style-name="P2"><text:tab/><text:tab/><text:tab/>&lt;li&gt;&lt;a href="#"&gt;Timberwolves&lt;/a&gt;&lt;/li&gt;</text:p>
      <text:p text:style-name="P2"><text:tab/><text:tab/><text:tab/>&lt;li&gt;&lt;a href="#"&gt;Players&lt;/a&gt;&lt;/li&gt;</text:p>
      <text:p text:style-name="P2"><text:tab/><text:tab/><text:tab/>&lt;li&gt;&lt;a href="#"&gt;Staff&lt;/a&gt;&lt;/li&gt;</text:p>
      <text:p text:style-name="P2"><text:tab/><text:tab/>&lt;/ul&gt;</text:p>
      <text:p text:style-name="P2"><text:tab/>&lt;/li&gt;</text:p>
      <text:p text:style-name="P2"><text:s/>&lt;li&gt;&lt;a href="#"&gt;STATS&lt;/a&gt;</text:p>
      <text:p text:style-name="P2"><text:tab/><text:tab/>&lt;ul&gt;</text:p>
      <text:p text:style-name="P2"><text:tab/><text:tab/><text:tab/>&lt;li&gt;&lt;a href="#"&gt;Team Stats&lt;/a&gt;&lt;/li&gt;</text:p>
      <text:p text:style-name="P2"><text:tab/><text:tab/><text:tab/>&lt;li&gt;&lt;a href="#"&gt;PLayers Stats&lt;/a&gt;&lt;/li&gt;</text:p>
      <text:p text:style-name="P2"><text:tab/><text:tab/>&lt;/ul&gt;</text:p>
      <text:p text:style-name="P2"><text:tab/>&lt;/li&gt;</text:p>
      <text:p text:style-name="P2"><text:s/>&lt;li&gt;&lt;a href="#"&gt;VIDEO&lt;/a&gt;</text:p>
      <text:p text:style-name="P2"><text:tab/><text:tab/>&lt;ul&gt;</text:p>
      <text:p text:style-name="P2"><text:tab/><text:tab/><text:tab/>&lt;li&gt;&lt;a href="#"&gt;Highlights&lt;/a&gt;&lt;/li&gt;</text:p>
      <text:p text:style-name="P2"><text:tab/><text:tab/><text:tab/>&lt;li&gt;&lt;a href="#"&gt;More&lt;/a&gt;&lt;/li&gt;</text:p>
      <text:p text:style-name="P2"><text:tab/><text:tab/>&lt;/ul&gt;</text:p>
      <text:p text:style-name="P2"><text:tab/>&lt;/li&gt;</text:p>
      <text:p text:style-name="P2">&lt;/ul&gt;</text:p>
      <text:p text:style-name="P2">&lt;/div&gt;</text:p>
      <text:p text:style-name="P2"/>
      <text:p text:style-name="P7">CSS</text:p>
      <text:p text:style-name="P5"/>
      <text:p text:style-name="P5">#menu-deroulant, #menu-deroulant ul {</text:p>
      <text:p text:style-name="P5"><text:s text:c="4"/>padding: 1px;</text:p>
      <text:p text:style-name="P5"><text:s text:c="4"/>border: 0,5px;</text:p>
      <text:p text:style-name="P5"><text:s text:c="4"/>margin: 4px;</text:p>
      <text:p text:style-name="P5"><text:s text:c="4"/>list-style: none;</text:p>
      <text:p text:style-name="P5">}</text:p>
      <text:p text:style-name="P5">#menu-deroulant {</text:p>
      <text:p text:style-name="P5">/* on centre le menu dans la page */</text:p>
      <text:p text:style-name="P5"><text:s text:c="4"/>text-align: center;</text:p>
      <text:p text:style-name="P5"><text:s text:c="4"/>font-size: 19px;</text:p>
      <text:p text:style-name="P5"><text:s text:c="4"/>font-family: sans-serif;</text:p>
      <text:p text:style-name="P5">}</text:p>
      <text:p text:style-name="P5">#menu-deroulant li {</text:p>
      <text:p text:style-name="P5">/* on place les liens du menu horizontalement */</text:p>
      <text:p text:style-name="P5"><text:s text:c="4"/>display: inline-block;</text:p>
      <text:p text:style-name="P5">}</text:p>
      <text:p text:style-name="P5">#menu-deroulant ul li {</text:p>
      <text:p text:style-name="P5">/* on enlève ce comportement pour les liens du sous menu */</text:p>
      <text:p text:style-name="P5"><text:s text:c="4"/>display: inherit;</text:p>
      <text:p text:style-name="P5">}</text:p>
      <text:p text:style-name="P5">#menu-deroulant a {</text:p>
      <text:p text:style-name="P5"><text:s text:c="4"/>text-decoration: none;</text:p>
      <text:p text:style-name="P5"><text:s text:c="4"/>display: block;</text:p>
      <text:p text:style-name="P5"><text:tab/> <text:s/>color:#062A5C;</text:p>
      <text:p text:style-name="P5">}</text:p>
      <text:p text:style-name="P5">#menu-deroulant ul {</text:p>
      <text:p text:style-name="P5"><text:s text:c="4"/>position: absolute;</text:p>
      <text:p text:style-name="P5">/* on cache les sous menus complètement sur la gauche */</text:p>
      <text:p text:style-name="P5"><text:s text:c="4"/>left: -999em;</text:p>
      <text:p text:style-name="P5"><text:s text:c="4"/>text-align: left;</text:p>
      <text:p text:style-name="P5"><text:s text:c="4"/>z-index: 1000;</text:p>
      <text:p text:style-name="P5">}</text:p>
      <text:p text:style-name="P5">#menu-deroulant li:hover ul {</text:p>
      <text:p text:style-name="P5">/* Au survol des li du menu on replace les sous menus */</text:p>
      <text:p text:style-name="P5"><text:s text:c="4"/>left: auto;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4:43:31.367790511</meta:creation-date>
    <dc:date>2017-06-13T18:52:03.409743770</dc:date>
    <meta:editing-duration>PT3M10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2" meta:paragraph-count="63" meta:word-count="159" meta:character-count="1241" meta:non-whitespace-character-count="1039"/>
  </office:meta>
</office:document-meta>
</file>